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realyti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iiv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rtus.a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ter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ypelab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Default" office:value-type="string" calcext:value-type="string">
            <text:p>Wedu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Z4U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Zarcoapp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reambolic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lickly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dacy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hiftforwar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emasi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mailBidding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scramble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byssal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maginary Clou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opdox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musi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nbabe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biwher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indera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Blip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Celfinet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formula="of:=AVERAGE([.B2:.B25])" office:value-type="float" office:value="31.8333333333333" calcext:value-type="float">
            <text:p>31.8333333333</text:p>
          </table:table-cell>
        </table:table-row>
      </table:table>
      <table:named-expressions/>
      <table:database-ranges>
        <table:database-range table:name="__Anonymous_Sheet_DB__0" table:target-range-address="Sheet1.A2:Sheet1.B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6-06-19T01:06:47.248538421</meta:creation-date>
    <dc:date>2016-06-19T01:38:54.652329908</dc:date>
    <dc:creator>carlos </dc:creator>
    <meta:editing-duration>PT1M47S</meta:editing-duration>
    <meta:editing-cycles>1</meta:editing-cycles>
    <meta:document-statistic meta:table-count="1" meta:cell-count="49" meta:object-count="0"/>
    <meta:generator>LibreOffice/5.0.3.2$Linux_X86_64 LibreOffice_project/00m0$Build-2</meta:generator>
  </office:meta>
</office:document-meta>
</file>